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2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/>
    </style:style>
    <style:style style:name="P2" style:family="paragraph">
      <loext:graphic-properties draw:fill-color="#ffa6a6"/>
      <style:paragraph-properties fo:text-align="center" style:writing-mode="lr-tb"/>
      <style:text-properties style:font-name="Arial"/>
    </style:style>
    <style:style style:name="P3" style:family="paragraph">
      <loext:graphic-properties draw:fill-color="#bbe33d"/>
      <style:paragraph-properties fo:text-align="center" style:writing-mode="lr-tb"/>
      <style:text-properties style:font-name="Arial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24cm" svg:height="1.143cm" svg:x="8.88cm" svg:y="6.029cm">
          <text:p text:style-name="P1"><text:span text:style-name="T1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1.524cm" svg:height="1.143cm" svg:x="2.286cm" svg:y="8.326cm">
          <text:p text:style-name="P1"><text:span text:style-name="T2">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1.524cm" svg:height="1.143cm" svg:x="1.143cm" svg:y="10.377cm">
          <text:p text:style-name="P1"><text:span text:style-name="T3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3.048cm" svg:y1="9.469cm" svg:x2="1.905cm" svg:y2="10.377cm" draw:start-shape="id1" draw:start-glue-point="6" draw:end-shape="id2" draw:end-glue-point="4" svg:d="M3048 9469l-1143 908" svg:viewBox="0 0 1144 909">
          <text:p/>
        </draw:connector>
        <draw:connector draw:style-name="gr3" draw:text-style-name="P4" draw:layer="layout" draw:type="line" svg:x1="3.048cm" svg:y1="9.469cm" svg:x2="3.937cm" svg:y2="10.377cm" draw:start-shape="id1" draw:start-glue-point="6" svg:d="M3048 9469l889 908" svg:viewBox="0 0 890 909">
          <text:p/>
        </draw:connector>
        <draw:connector draw:style-name="gr3" draw:text-style-name="P4" draw:layer="layout" draw:type="line" svg:x1="9.642cm" svg:y1="7.172cm" svg:x2="3.048cm" svg:y2="8.326cm" draw:start-shape="id3" draw:start-glue-point="6" draw:end-shape="id1" draw:end-glue-point="4" svg:d="M9642 7172l-6594 1154" svg:viewBox="0 0 6595 1155">
          <text:p/>
        </draw:connector>
        <draw:frame draw:style-name="gr4" draw:text-style-name="P5" draw:layer="layout" svg:width="4.572cm" svg:height="2.032cm" svg:x="3.038cm" svg:y="4.886cm">
          <draw:text-box>
            <text:p>Directory Tree</text:p>
          </draw:text-box>
        </draw:frame>
        <draw:custom-shape draw:style-name="gr2" draw:text-style-name="P3" draw:layer="layout" svg:width="1.524cm" svg:height="1.143cm" svg:x="3.286cm" svg:y="10.398cm">
          <text:p text:style-name="P1"><text:span text:style-name="T3">input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1.524cm" svg:height="1.143cm" svg:x="8.255cm" svg:y="8.366cm">
          <text:p text:style-name="P1"><text:span text:style-name="T2">before_cl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1.524cm" svg:height="1.143cm" svg:x="7.112cm" svg:y="10.417cm">
          <text:p text:style-name="P1"><text:span text:style-name="T3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9.017cm" svg:y1="9.509cm" svg:x2="7.874cm" svg:y2="10.417cm" draw:start-shape="id4" draw:start-glue-point="6" draw:end-shape="id5" draw:end-glue-point="4" svg:d="M9017 9509l-1143 908" svg:viewBox="0 0 1144 909">
          <text:p/>
        </draw:connector>
        <draw:connector draw:style-name="gr3" draw:text-style-name="P4" draw:layer="layout" draw:type="line" svg:x1="9.017cm" svg:y1="9.509cm" svg:x2="9.906cm" svg:y2="10.417cm" draw:start-shape="id4" draw:start-glue-point="6" svg:d="M9017 9509l889 908" svg:viewBox="0 0 890 909">
          <text:p/>
        </draw:connector>
        <draw:custom-shape draw:style-name="gr2" draw:text-style-name="P3" draw:layer="layout" svg:width="1.524cm" svg:height="1.143cm" svg:x="9.255cm" svg:y="10.438cm">
          <text:p text:style-name="P1"><text:span text:style-name="T3">input.x</text:span><text:span text:style-name="T3">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1.524cm" svg:height="1.143cm" svg:x="14.224cm" svg:y="8.493cm">
          <text:p text:style-name="P1"><text:span text:style-name="T2">after_cl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7" draw:id="id7" draw:layer="layout" svg:width="1.524cm" svg:height="1.143cm" svg:x="13.081cm" svg:y="10.544cm">
          <text:p text:style-name="P1"><text:span text:style-name="T3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4.986cm" svg:y1="9.636cm" svg:x2="13.843cm" svg:y2="10.544cm" draw:start-shape="id6" draw:start-glue-point="6" draw:end-shape="id7" draw:end-glue-point="4" svg:d="M14986 9636l-1143 908" svg:viewBox="0 0 1144 909">
          <text:p/>
        </draw:connector>
        <draw:connector draw:style-name="gr3" draw:text-style-name="P4" draw:layer="layout" draw:type="line" svg:x1="14.986cm" svg:y1="9.636cm" svg:x2="15.875cm" svg:y2="10.544cm" draw:start-shape="id6" draw:start-glue-point="6" svg:d="M14986 9636l889 908" svg:viewBox="0 0 890 909">
          <text:p/>
        </draw:connector>
        <draw:custom-shape draw:style-name="gr2" draw:text-style-name="P3" draw:layer="layout" svg:width="1.524cm" svg:height="1.143cm" svg:x="15.224cm" svg:y="10.565cm">
          <text:p text:style-name="P1"><text:span text:style-name="T3">input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9.642cm" svg:y1="7.172cm" svg:x2="9.017cm" svg:y2="8.366cm" draw:start-shape="id3" draw:start-glue-point="6" draw:end-shape="id4" draw:end-glue-point="4" svg:d="M9642 7172l-625 1194" svg:viewBox="0 0 626 1195">
          <text:p/>
        </draw:connector>
        <draw:connector draw:style-name="gr3" draw:text-style-name="P4" draw:layer="layout" draw:type="line" svg:x1="9.642cm" svg:y1="7.172cm" svg:x2="14.986cm" svg:y2="8.493cm" draw:start-shape="id3" draw:start-glue-point="6" draw:end-shape="id6" draw:end-glue-point="4" svg:d="M9642 7172l5344 1321" svg:viewBox="0 0 5345 132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12T23:52:41.554881915</dc:date>
    <meta:editing-duration>PT8H7M38S</meta:editing-duration>
    <meta:editing-cycles>67</meta:editing-cycles>
    <meta:generator>LibreOffice/6.4.7.2$Linux_X86_64 LibreOffice_project/40$Build-2</meta:generator>
    <meta:document-statistic meta:object-count="20"/>
  </office:meta>
</office:document-meta>
</file>